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85cm" fo:min-width="24.2cm"/>
    </style:style>
    <style:style style:name="gr2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2.05cm" fo:min-width="2.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401cm" fo:wrap-option="no-wrap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451cm" fo:min-width="8.001cm" fo:wrap-option="no-wrap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6.101cm" fo:wrap-option="no-wrap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539cm" fo:min-width="0cm"/>
    </style:style>
    <style:style style:name="gr8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2.05cm" fo:min-width="2.8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53cm" fo:min-width="4.699cm" fo:wrap-option="no-wrap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5cm" fo:min-width="10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 draw:fill-color="#66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4.7cm" svg:height="15.1cm" svg:x="2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2.3cm" svg:x="22cm" svg:y="15.4cm">
          <text:p text:style-name="P2">プレイヤー</text:p>
          <text:p text:style-name="P2">HANAK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2.3cm" svg:x="4.1cm" svg:y="6.2cm">
          <text:p text:style-name="P2">プレイヤー</text:p>
          <text:p text:style-name="P2">TA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9cm" svg:height="2.8cm" svg:x="6.1cm" svg:y="1.5cm">
          <text:p text:style-name="P2">TAROはカーソルキーで</text:p>
          <text:p text:style-name="P2">上下左右に動かせる</text:p>
          <draw:enhanced-geometry svg:viewBox="0 0 21600 21600" draw:glue-points="10800 0 0 10800 10800 21600 21600 10800 ?f40 ?f41" draw:text-areas="0 0 21600 21600" draw:type="rectangular-callout" draw:modifiers="685.465874510941 35133.73795073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8.5cm" svg:height="4.7cm" svg:x="19.1cm" svg:y="8.1cm">
          <text:p text:style-name="P2">HANAKOもカーソルキーで</text:p>
          <text:p text:style-name="P2">上下左右に動かせるが動きは</text:p>
          <text:p text:style-name="P2">逆になる(上を押すと下、右を</text:p>
          <text:p text:style-name="P2">押すと左に移動など)</text:p>
          <draw:enhanced-geometry svg:viewBox="0 0 21600 21600" draw:glue-points="10800 0 0 10800 10800 21600 21600 10800 ?f40 ?f41" draw:text-areas="0 0 21600 21600" draw:type="rectangular-callout" draw:modifiers="9502.88201388072 32802.04211869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6" draw:layer="layout" svg:width="3.2cm" svg:height="1.4cm" svg:x="3.8cm" svg:y="16.2cm">
          <draw:text-box>
            <text:p text:style-name="P5"><text:span text:style-name="T1">残り時間</text:span></text:p>
          </draw:text-box>
        </draw:frame>
        <draw:custom-shape draw:style-name="gr6" draw:text-style-name="P7" draw:layer="layout" svg:width="6.6cm" svg:height="1.8cm" svg:x="5.2cm" svg:y="18.1cm">
          <text:p text:style-name="P2">残り時間を表示する</text:p>
          <text:p text:style-name="P2">0になるとタイムアウト</text:p>
          <draw:enhanced-geometry svg:viewBox="0 0 21600 21600" draw:glue-points="10800 0 0 10800 10800 21600 21600 10800 ?f40 ?f41" draw:text-areas="0 0 21600 21600" draw:type="rectangular-callout" draw:modifiers="1014.39175882442 -11957.3570238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0.4cm" svg:height="0.9cm" svg:x="5.6cm" svg:y="5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3.14159265358979) translate (6.001cm 9.4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1.5707963267949) translate (3.2cm 7.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1.5707963267949) translate (8.35cm 7.14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svg:x="23.45cm" svg:y="14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3.14159265358979) translate (23.851cm 18.6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1.5707963267949) translate (21.05cm 16.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1.5707963267949) translate (26.2cm 16.44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9" draw:layer="layout" svg:width="3.3cm" svg:height="2.3cm" svg:x="8.201cm" svg:y="9.801cm">
          <text:p text:style-name="P2">APP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9cm" svg:height="2.8cm" svg:x="10.201cm" svg:y="5.101cm">
          <text:p text:style-name="P2">APPLEは上下左右に</text:p>
          <text:p text:style-name="P2">ランダムに動く</text:p>
          <draw:enhanced-geometry svg:viewBox="0 0 21600 21600" draw:glue-points="10800 0 0 10800 10800 21600 21600 10800 ?f40 ?f41" draw:text-areas="0 0 21600 21600" draw:type="rectangular-callout" draw:modifiers="685.465874510941 35133.73795073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0.4cm" svg:height="0.9cm" svg:x="9.701cm" svg:y="8.9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3.14159265358979) translate (10.102cm 13.00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1.5707963267949) translate (7.301cm 11.3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1.5707963267949) translate (12.451cm 10.8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9" draw:layer="layout" svg:width="3.3cm" svg:height="2.3cm" svg:x="12.202cm" svg:y="14.002cm">
          <text:p text:style-name="P2">ORANG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198cm" svg:height="1.702cm" svg:x="13.4cm" svg:y="10.498cm">
          <text:p text:style-name="P2">ORANGEは静止</text:p>
          <draw:enhanced-geometry svg:viewBox="0 0 21600 21600" draw:glue-points="10800 0 0 10800 10800 21600 21600 10800 ?f40 ?f41" draw:text-areas="0 0 21600 21600" draw:type="rectangular-callout" draw:modifiers="909.867282169648 43859.5419847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10.7cm" svg:height="3.1cm" svg:x="17.4cm" svg:y="1.8cm">
          <text:p text:style-name="P2">・TAROが果物食べるとゲームオーバー</text:p>
          <text:p text:style-name="P2">・HANAKOが果物全て食べるとクリア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P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13:37:50.360866498</meta:creation-date>
    <dc:date>2017-08-04T14:00:17.237410779</dc:date>
    <meta:editing-duration>PT12M16S</meta:editing-duration>
    <meta:editing-cycles>3</meta:editing-cycles>
    <meta:generator>LibreOffice/5.1.6.2$Linux_X86_64 LibreOffice_project/10m0$Build-2</meta:generator>
    <meta:document-statistic meta:object-count="24"/>
  </office:meta>
</office:document-meta>
</file>